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ff420e" fo:font-style="italic" style:font-style-asian="italic" style:font-style-complex="italic"/>
    </style:style>
    <style:style style:name="P5" style:family="paragraph" style:parent-style-name="Standard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2">
      <style:text-properties fo:font-style="normal" style:font-style-asian="normal" style:font-style-complex="normal"/>
    </style:style>
    <style:style style:name="P10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5"/>
    <style:style style:name="P13" style:family="paragraph" style:parent-style-name="Standard" style:list-style-name="L5">
      <style:text-properties fo:color="#944794"/>
    </style:style>
    <style:style style:name="P14" style:family="paragraph" style:parent-style-name="Standard" style:list-style-name="L5">
      <style:text-properties fo:color="#ff420e"/>
    </style:style>
    <style:style style:name="P15" style:family="paragraph" style:parent-style-name="Standard">
      <style:text-properties fo:color="#ff420e" fo:font-style="italic" style:font-style-asian="italic" style:font-style-complex="italic"/>
    </style:style>
    <style:style style:name="P16" style:family="paragraph" style:parent-style-name="Standard" style:list-style-name="L6"/>
    <style:style style:name="P17" style:family="paragraph" style:parent-style-name="Standard" style:list-style-name="L6">
      <style:text-properties fo:color="#0084d1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6">
      <style:text-properties fo:color="#0084d1"/>
    </style:style>
    <style:style style:name="P19" style:family="paragraph" style:parent-style-name="Standard" style:list-style-name="L6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RUSZANIE OKRĘTAMI</text:p>
      <text:list xml:id="list35498039" text:style-name="L1">
        <text:list-item>
          <text:p text:style-name="P8">jeśli holownik wyjdzie poza mapę, to okręt holowany automatycznie też</text:p>
        </text:list-item>
        <text:list-item>
          <text:p text:style-name="P8">internowanie następuje tylko wtedy, gdy wrogi okręt wpłynie samodzielnie na pole gracza (gdy okręt jest holowany, zostaje zdobyty)</text:p>
        </text:list-item>
        <text:list-item>
          <text:p text:style-name="P8">okręt holowany zajmuje miejsce holownika nawet gdy ten np. specjalnie rozbije się o skały</text:p>
        </text:list-item>
      </text:list>
      <text:p text:style-name="Standard"/>
      <text:p text:style-name="P7">INNE</text:p>
      <text:list xml:id="list35702361" text:continue-numbering="true" text:style-name="L1">
        <text:list-item>
          <text:p text:style-name="P8">uwalniani dowódcy są wypuszczani na pole <text:span text:style-name="T2">w ruchu</text:span></text:p>
        </text:list-item>
      </text:list>
      <text:list xml:id="list35496593" text:style-name="L2">
        <text:list-item>
          <text:p text:style-name="P9">straty marynarzy podczas sztormu (11,16,17) liczone są dla każdego gracza</text:p>
        </text:list-item>
        <text:list-item>
          <text:p text:style-name="P9">dowódca nie bierze bezpośredniego udziału w walkach abordażowych</text:p>
        </text:list-item>
        <text:list-item>
          <text:p text:style-name="P9">podczas przeładunku wykorzystywani są marynarze z pola w ruchu</text:p>
        </text:list-item>
        <text:list-item>
          <text:p text:style-name="P9">sprawdzanie zdarzeń związanych ze sztormem następuje po turze abordażu, dla wszystkich okrętów równocześnie</text:p>
        </text:list-item>
      </text:list>
      <text:p text:style-name="P1"/>
      <text:list xml:id="list35714049" text:continue-numbering="true" text:style-name="L2">
        <text:list-item>
          <text:p text:style-name="P9">podczas ostrzału przedziału działowego, każdy z obecnych tam graczy ponosi proporcjonalne straty</text:p>
        </text:list-item>
        <text:list-item>
          <text:p text:style-name="P9">na początku rozgrywki srebro znajduje się tylko na okrętach Pasadeny (na Mendeza nie)</text:p>
        </text:list-item>
      </text:list>
      <text:p text:style-name="P1"/>
      <text:p text:style-name="P2">SCZEPIENIE</text:p>
      <text:list xml:id="list35498950" text:style-name="L3">
        <text:list-item>
          <text:p text:style-name="P10">z abordażem mamy do czynienia, gdy marynarze, który zostają przesunięci, nie są sojusznikami właściciela okrętu-celu</text:p>
        </text:list-item>
        <text:list-item>
          <text:p text:style-name="P10">z przeładunkiem mamy do czynienia gdy oba okręty należą do sojuszniczych graczy</text:p>
        </text:list-item>
        <text:list-item>
          <text:p text:style-name="P10">sczepienie można przerwać tylko w taki sposób, w jaki zostało ono zapoczątkowane (np. nawet po zwalczeniu wroga trzeba wybrać opcję boardingEscape)</text:p>
        </text:list-item>
        <text:list-item>
          <text:p text:style-name="P10">okręt można odczepić tylko podczas tury walk abordażowych</text:p>
        </text:list-item>
      </text:list>
      <text:p text:style-name="P3"/>
      <text:p text:style-name="P2">SZCZĘŚCIE</text:p>
      <text:list xml:id="list35497226" text:style-name="L4">
        <text:list-item>
          <text:p text:style-name="P11">po rzucie gracz dysponujący punktami szczęścia na okręcie ma określoną ilość czasu na podjęcie ostatecznej decyzji co do jego użycia (np. 10 sekund)</text:p>
        </text:list-item>
        <text:list-item>
          <text:p text:style-name="P11">okręt dostaje punkt szczęścia za przysporzenie flocie okrętu tylko wtedy, gdy został on odholowany na własne pole startowe (rozwiązanie podyktowane względami technicznymi, nie trzeba rozróżniać grup marynarzy itp.)</text:p>
        </text:list-item>
      </text:list>
      <text:p text:style-name="P3"/>
      <text:p text:style-name="P2">MARYNARZE</text:p>
      <text:list xml:id="list35703081" text:continue-numbering="true" text:style-name="L4">
        <text:list-item>
          <text:p text:style-name="P11">w czasie ostrzału baterii lub strat w ludziach w wyniku sztormu traktujemy <text:span text:style-name="T1">wszystkie</text:span> znajdujące się tam strony jak artylerzystów</text:p>
        </text:list-item>
        <text:list-item>
          <text:p text:style-name="P11">dowódca pełni właściwie tylko funkcję reprezentacyjną (nie jest artylerzystą, nie bierze udziału w walce wręcz, nie obsługuje żagli itd.)</text:p>
        </text:list-item>
      </text:list>
      <text:p text:style-name="P1"/>
      <text:p text:style-name="P1"/>
      <text:p text:style-name="P1"/>
      <text:p text:style-name="P2">SPRAWY TECHNICZNE</text:p>
      <text:p text:style-name="Standard"/>
      <text:p text:style-name="Standard"><text:span text:style-name="T1">Kodowanie płytek</text:span>:</text:p>
      <text:p text:style-name="Standard"><text:s text:c="3"/>[id_statku+1][typ_terenu][id_gracza+1] (0 – brak właściciela)</text:p>
      <text:p text:style-name="P4">docelowo kodowanie gracza powinno zaczynać się od 0 (wartość 9 oznaczałaby brak właściciela )</text:p>
      <text:p text:style-name="P4"/>
      <text:p text:style-name="P20">*) póki co traktuję, że kolejność graczy jest niezmienna (gracze wykonują swe ruchy w kolejności zadeklarowanej w Commons)</text:p>
      <text:p text:style-name="P4"/>
      <text:p text:style-name="P4"/>
      <text:p text:style-name="P5"><text:soft-page-break/>GUI</text:p>
      <text:p text:style-name="P5"/>
      <text:p text:style-name="P7">Dostępność elementów MovementTab:</text:p>
      <text:list xml:id="list35504511" text:style-name="L5">
        <text:list-item>
          <text:p text:style-name="P13">angleButton – dla graczy, których grupa w pełni kontroluje pokład</text:p>
        </text:list-item>
        <text:list-item>
          <text:p text:style-name="P13">distanceButton – dla graczy, których grupa w pełni kontroluje pokład</text:p>
        </text:list-item>
        <text:list-item>
          <text:p text:style-name="P14">towButton – dla graczy, których grupa w pełni kontroluje pokłady obu jednostek</text:p>
        </text:list-item>
        <text:list-item>
          <text:p text:style-name="P13">throwTowButton – dla graczy, których grupa w pełni kontroluje pokład</text:p>
        </text:list-item>
        <text:list-item>
          <text:p text:style-name="P12">makeAttemptButton – gdy choć jedna opcja ucieczki jest dostępna</text:p>
        </text:list-item>
        <text:list-item>
          <text:p text:style-name="P13">angleSpinner – dla graczy, których grupa w pełni kontroluje pokład</text:p>
        </text:list-item>
        <text:list-item>
          <text:p text:style-name="P13">distanceSpinner – dla graczy, których grupa w pełni kontroluje pokład</text:p>
        </text:list-item>
        <text:list-item>
          <text:p text:style-name="P14">towComboBox – gdy okręt nie holuje aktualnie żadnego innego</text:p>
        </text:list-item>
        <text:list-item>
          <text:p text:style-name="P12">throwGunsRadioButton – dla właściciela okrętu</text:p>
        </text:list-item>
        <text:list-item>
          <text:p text:style-name="P12">pullOnAnchorRadioButton – dla właściciela okrętu</text:p>
        </text:list-item>
        <text:list-item>
          <text:p text:style-name="P12">throwSilverRadioButton – dla właściciela okrętu</text:p>
        </text:list-item>
        <text:list-item>
          <text:p text:style-name="P12">towWithBoatsRadioButton – dla właściciela okrętu</text:p>
        </text:list-item>
        <text:list-item>
          <text:p text:style-name="P12">towOneRadioButton – gdy okręt aktualnie nikogo nie holuje i w towComboBox znajduje się choć jedna pozycja</text:p>
        </text:list-item>
      </text:list>
      <text:p text:style-name="P6"/>
      <text:p text:style-name="P6"/>
      <text:p text:style-name="P5">Dostępność elementów MarinesTab:</text:p>
      <text:list xml:id="list35503762" text:style-name="L6">
        <text:list-item>
          <text:p text:style-name="P17">sourceDeckRadioButton – jeśli gracz ma tu w gotowości marynarzy lub dowódcę</text:p>
        </text:list-item>
        <text:list-item>
          <text:p text:style-name="P17">sourceInMoveRadioButton – jeśli gracz ma tu w gotowości marynarzy lub dowódcę</text:p>
        </text:list-item>
        <text:list-item>
          <text:p text:style-name="P17">sourceBatteriesRadioButton – jeśli gracz ma tu w gotowości marynarzy lub dowódcę</text:p>
        </text:list-item>
        <text:list-item>
          <text:p text:style-name="P18"><text:span text:style-name="T6">marinesCheckBox – jeśli gracz ma w wybranym </text:span><text:span text:style-name="T3">source</text:span><text:span text:style-name="T6"> w gotowości marynarzy</text:span></text:p>
        </text:list-item>
        <text:list-item>
          <text:p text:style-name="P18"><text:span text:style-name="T6">commanderCheckBox – jeśli gracz ma w wybranym </text:span><text:span text:style-name="T3">source</text:span><text:span text:style-name="T6"> w gotowości dowódcę</text:span></text:p>
        </text:list-item>
        <text:list-item>
          <text:p text:style-name="P18"><text:span text:style-name="T6">destinationBatteriesRadioButton – jeśli zaznaczony </text:span><text:span text:style-name="T3">sourceInMoveRadioButton</text:span></text:p>
        </text:list-item>
        <text:list-item>
          <text:p text:style-name="P18"><text:span text:style-name="T6">destinationInMoveRadioButton – jeśli zaznaczony </text:span><text:span text:style-name="T3">sourceDeckRadioButton</text:span><text:span text:style-name="T6"> lub </text:span><text:span text:style-name="T3">sourceBatteriesRadioButton</text:span></text:p>
        </text:list-item>
        <text:list-item>
          <text:p text:style-name="P18"><text:span text:style-name="T6">destinationDeckRadioButton – jeśli zaznaczony </text:span><text:span text:style-name="T3">sourceInMoveRadioButton</text:span></text:p>
        </text:list-item>
        <text:list-item>
          <text:p text:style-name="P18"><text:span text:style-name="T6">destinationShipRadioButton – jeśli zaznaczony </text:span><text:span text:style-name="T3">sourceDeckRadioButton</text:span><text:span text:style-name="T6"> i znajdują się elemnty w </text:span><text:span text:style-name="T3">destinationShipComboBox</text:span></text:p>
        </text:list-item>
        <text:list-item>
          <text:p text:style-name="P18"><text:span text:style-name="T6">destinationShipComboBox – jeśli wybrany </text:span><text:span text:style-name="T3">sourceDeckRadioButton</text:span></text:p>
        </text:list-item>
        <text:list-item>
          <text:p text:style-name="P17">moveButton – jeśli zaznaczeni marynarze w ilości większej od zera lub dowódca</text:p>
        </text:list-item>
        <text:list-item>
          <text:p text:style-name="P17">surrenderButton – jeśli zaznaczeni marynarze w ilości większej od zera i nie został zaznaczony dowódca</text:p>
        </text:list-item>
        <text:list-item>
          <text:p text:style-name="P19">enemyGroupComboBox</text:p>
        </text:list-item>
        <text:list-item>
          <text:p text:style-name="P16"><text:span text:style-name="T4">attackButton – gdy gracz nie wykonał jeszcze sabotażu, a </text:span><text:span text:style-name="T5">enemyGroupComboBox</text:span><text:span text:style-name="T4"> posiada elementy</text:span></text:p>
        </text:list-item>
        <text:list-item>
          <text:p text:style-name="P19">sabotageButton – gdy gracz nie zaatakował jeszcze wroga</text:p>
        </text:list-item>
        <text:list-item>
          <text:p text:style-name="P19">escapeButton – gdy gracz kontroluje pokład i ma na nim swoich marynarz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Kłeczek</meta:initial-creator>
    <meta:creation-date>2009-11-13T18:46:01.15</meta:creation-date>
    <meta:generator>OpenOffice.org/3.1$Win32 OpenOffice.org_project/310m19$Build-9420</meta:generator>
    <dc:date>2010-04-06T15:58:21.67</dc:date>
    <meta:editing-duration>PT151H36M34S</meta:editing-duration>
    <meta:editing-cycles>98</meta:editing-cycles>
    <meta:document-statistic meta:table-count="0" meta:image-count="0" meta:object-count="0" meta:page-count="2" meta:paragraph-count="60" meta:word-count="625" meta:character-count="4368"/>
    <meta:user-defined meta:name="Informacja 1"/>
    <meta:user-defined meta:name="Informacja 2"/>
    <meta:user-defined meta:name="Informacja 3"/>
    <meta:user-defined meta:name="Informacja 4"/>
  </office:meta>
</office:document-meta>
</file>